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c0c0c0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4cm" svg:x="18.6cm" svg:y="0.5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4cm" svg:height="4cm" svg:x="4.9cm" svg:y="0.5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13.5cm" svg:y1="-2.5cm" svg:x2="13.5cm" svg:y2="23.5cm">
          <text:p/>
        </draw:line>
        <draw:ellipse draw:style-name="gr4" draw:text-style-name="P1" draw:layer="layout" svg:width="14.465cm" svg:height="10.5cm" svg:x="6.5cm" svg:y="15.5cm">
          <text:p/>
        </draw:ellips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5-07T22:12:25</meta:creation-date>
    <dc:creator>Thiago Colucci</dc:creator>
    <dc:date>2009-04-03T21:18:47</dc:date>
    <dc:language>en</dc:language>
    <meta:editing-cycles>4</meta:editing-cycles>
    <meta:editing-duration>PT15H17M4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